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2533e8" officeooo:paragraph-rsid="00147739"/>
    </style:style>
    <style:style style:name="P2" style:family="paragraph" style:parent-style-name="Standard">
      <style:text-properties officeooo:rsid="001fbd5e" officeooo:paragraph-rsid="00147739"/>
    </style:style>
    <style:style style:name="P3" style:family="paragraph" style:parent-style-name="Standard">
      <style:text-properties officeooo:rsid="0020534e" officeooo:paragraph-rsid="00147739"/>
    </style:style>
    <style:style style:name="P4" style:family="paragraph" style:parent-style-name="Standard">
      <style:text-properties officeooo:rsid="0021b376" officeooo:paragraph-rsid="00147739"/>
    </style:style>
    <style:style style:name="P5" style:family="paragraph" style:parent-style-name="Standard">
      <style:text-properties officeooo:rsid="0022cc89" officeooo:paragraph-rsid="00147739"/>
    </style:style>
    <style:style style:name="P6" style:family="paragraph" style:parent-style-name="Standard">
      <style:text-properties officeooo:rsid="00248f48" officeooo:paragraph-rsid="00147739"/>
    </style:style>
    <style:style style:name="P7" style:family="paragraph" style:parent-style-name="Standard">
      <style:text-properties officeooo:rsid="001466f6" officeooo:paragraph-rsid="00147739"/>
    </style:style>
    <style:style style:name="P8" style:family="paragraph" style:parent-style-name="Standard">
      <style:text-properties officeooo:rsid="000b7a3a" officeooo:paragraph-rsid="00147739"/>
    </style:style>
    <style:style style:name="P9" style:family="paragraph" style:parent-style-name="Standard">
      <style:text-properties officeooo:rsid="000cf1cb" officeooo:paragraph-rsid="00147739"/>
    </style:style>
    <style:style style:name="P10" style:family="paragraph" style:parent-style-name="Standard">
      <style:text-properties officeooo:rsid="000becad" officeooo:paragraph-rsid="00147739"/>
    </style:style>
    <style:style style:name="P11" style:family="paragraph" style:parent-style-name="Standard">
      <style:text-properties officeooo:rsid="000c1157" officeooo:paragraph-rsid="00147739"/>
    </style:style>
    <style:style style:name="P12" style:family="paragraph" style:parent-style-name="Standard">
      <style:text-properties officeooo:rsid="000f2cda" officeooo:paragraph-rsid="00147739"/>
    </style:style>
    <style:style style:name="P13" style:family="paragraph" style:parent-style-name="Standard">
      <style:text-properties officeooo:rsid="00165a89" officeooo:paragraph-rsid="00165a89"/>
    </style:style>
    <style:style style:name="P14" style:family="paragraph" style:parent-style-name="Standard">
      <style:text-properties officeooo:rsid="001abf56" officeooo:paragraph-rsid="001abf56"/>
    </style:style>
    <style:style style:name="P15" style:family="paragraph" style:parent-style-name="Standard">
      <style:text-properties officeooo:rsid="001abf56" officeooo:paragraph-rsid="001c112a"/>
    </style:style>
    <style:style style:name="P16" style:family="paragraph" style:parent-style-name="Standard">
      <style:text-properties officeooo:rsid="001abf56" officeooo:paragraph-rsid="00147739"/>
    </style:style>
    <style:style style:name="T1" style:family="text">
      <style:text-properties officeooo:rsid="0025a4d2"/>
    </style:style>
    <style:style style:name="T2" style:family="text">
      <style:text-properties officeooo:rsid="0020534e"/>
    </style:style>
    <style:style style:name="T3" style:family="text">
      <style:text-properties officeooo:rsid="000e843e"/>
    </style:style>
    <style:style style:name="T4" style:family="text">
      <style:text-properties officeooo:rsid="000c1157"/>
    </style:style>
    <style:style style:name="T5" style:family="text">
      <style:text-properties officeooo:rsid="0017c5fe"/>
    </style:style>
    <style:style style:name="T6" style:family="text">
      <style:text-properties officeooo:rsid="001960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-</text:span>convert text snippet into numeric features of some kind</text:p>
      <text:p text:style-name="P3">-"text" needs to change into different numerical features</text:p>
      <text:p text:style-name="P3"><text:tab/>f1, f2, f3, f4</text:p>
      <text:p text:style-name="P4">tf-idf - term frequency inverse document frequency</text:p>
      <text:p text:style-name="P4">-basically, keywords that appear across all documents, basically counting up how many times word appears</text:p>
      <text:p text:style-name="P4"><text:tab/>-im just computing numerical scores for text, multiply by weight by feature (f1, f2, f3, ec)</text:p>
      <text:p text:style-name="P5">-take those, sum it all up, gives some kind of score for one classes</text:p>
      <text:p text:style-name="P6">-so need to tune weights</text:p>
      <text:p text:style-name="P6"/>
      <text:p text:style-name="P6">-so next step, convert text to numeric features</text:p>
      <text:p text:style-name="P6">-word2vec, can check that out too (would be hella hard to implement)</text:p>
      <text:p text:style-name="P1">-dive into processing it in some simple way</text:p>
      <text:p text:style-name="P1">-tesseract, could use that for doc conversion<text:span text:style-name="T1"> from image to text</text:span></text:p>
      <text:p text:style-name="P1"/>
      <text:p text:style-name="P2"><text:span text:style-name="T2">-</text:span>convert text snippet into numeric features of some kind</text:p>
      <text:p text:style-name="P3">-"text" needs to change into different numerical features</text:p>
      <text:p text:style-name="P3"><text:tab/>f1, f2, f3, f4</text:p>
      <text:p text:style-name="P4">tf-idf - term frequency inverse document frequency</text:p>
      <text:p text:style-name="P4">-basically, keywords that appear across all documents, basically counting up how many times word appears</text:p>
      <text:p text:style-name="P4"><text:tab/>-im just computing numerical scores for text, multiply by weight by feature (f1, f2, f3, ec)</text:p>
      <text:p text:style-name="P5">-take those, sum it all up, gives some kind of score for one classes</text:p>
      <text:p text:style-name="P6">-so need to tune weights</text:p>
      <text:p text:style-name="P6"/>
      <text:p text:style-name="P6">-so next step, convert text to numeric features</text:p>
      <text:p text:style-name="P6">-word2vec, can check that out too (would be hella hard to implement)</text:p>
      <text:p text:style-name="P1">-dive into processing it in some simple way</text:p>
      <text:p text:style-name="P1">-tesseract, could use that for doc conversion<text:span text:style-name="T1"> from image to text</text:span></text:p>
      <text:p text:style-name="P1"/>
      <text:p text:style-name="P8">so, plan</text:p>
      <text:p text:style-name="P8">-need to go through, tokenize the whole thing so I've got each word distinct and on its own</text:p>
      <text:p text:style-name="P8"><text:tab/>-will need to clean to? Maybe drop caps, punctuation, etc</text:p>
      <text:p text:style-name="P9"><text:tab/>-gotta make sure im only getting text field, drop emotion<text:span text:style-name="T3">? comes in later?</text:span></text:p>
      <text:p text:style-name="P10">-I need to get a vocabulary going, so I can actually get values assigned to unique words</text:p>
      <text:p text:style-name="P10">-then TF-IDF stuff?</text:p>
      <text:p text:style-name="P10"><text:tab/>-TF(term, document) = (# of times term appears in the doc) / (total # of terms in doc)</text:p>
      <text:p text:style-name="P10"><text:tab/>-IDF(term) = log((total # of docs in collection) / total # docs containing term)<text:span text:style-name="T4">)</text:span></text:p>
      <text:p text:style-name="P11"><text:tab/>-TF-IDF(term, doc) = TF(term, doc) * IDF(term)</text:p>
      <text:p text:style-name="P11"/>
      <text:p text:style-name="P12">-word will have a really high score if it appears a lot in the doc, but not much in general</text:p>
      <text:p text:style-name="P12">-do calc for all words, massive vocab, can reduce vocab to ones that matter</text:p>
      <text:p text:style-name="P12">-so, basically working down data set of raw text, numeric terms, then use classification</text:p>
      <text:p text:style-name="P7">-cia docs might be working with a very different tone form cia docs</text:p>
      <text:p text:style-name="P16"/>
      <text:p text:style-name="P13">-learned about how I can put a * in the middle of some filename to make it generic based on a naming convention. Absolutely wild I can just search through a list like that.</text:p>
      <text:p text:style-name="P13">-<text:span text:style-name="T5">need to take all my chunks and merge them into one big thing? Naw, they already are just paired down; lets take my initial doc, and pair it down into a collection of just text bits</text:span></text:p>
      <text:p text:style-name="P13"><text:soft-page-break/></text:p>
      <text:p text:style-name="P13">-<text:span text:style-name="T6">thinking it might be better to, instead of cutting out stop words, cutting out everything that isn’t some CIA esque word</text:span></text:p>
      <text:p text:style-name="P13"/>
      <text:p text:style-name="P15">-weight tuning junk n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1:41:49.359914574</meta:creation-date>
    <meta:generator>LibreOffice/7.5.8.2$Linux_X86_64 LibreOffice_project/50$Build-2</meta:generator>
    <dc:date>2023-11-07T11:12:59.285682916</dc:date>
    <meta:editing-duration>PT20H46M34S</meta:editing-duration>
    <meta:editing-cycles>8</meta:editing-cycles>
    <meta:document-statistic meta:table-count="0" meta:image-count="0" meta:object-count="0" meta:page-count="2" meta:paragraph-count="41" meta:word-count="492" meta:character-count="2752" meta:non-whitespace-character-count="2292"/>
  </office:meta>
</office:document-meta>
</file>